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244620" table:style-name="ce6">
            <text:p>244.620</text:p>
          </table:table-cell>
          <table:table-cell office:value-type="float" office:value="6800" table:style-name="ce6">
            <text:p>6.800</text:p>
          </table:table-cell>
          <table:table-cell office:value-type="float" office:value="251420" table:style-name="ce6">
            <text:p>251.420</text:p>
          </table:table-cell>
          <table:table-cell office:value-type="float" office:value="251172" table:style-name="ce6">
            <text:p>251.172</text:p>
          </table:table-cell>
          <table:table-cell office:value-type="percentage" office:value="0.9990136027364569" table:style-name="ce11">
            <text:p>99,9%</text:p>
          </table:table-cell>
          <table:table-cell office:value-type="float" office:value="37978" table:style-name="ce6">
            <text:p>37.978</text:p>
          </table:table-cell>
          <table:table-cell office:value-type="date" office:date-value="2021-01-25T00:00:00" table:style-name="ce14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41265" table:style-name="ce8">
            <text:p>41.265</text:p>
          </table:table-cell>
          <table:table-cell office:value-type="float" office:value="1200" table:style-name="ce8">
            <text:p>1.200</text:p>
          </table:table-cell>
          <table:table-cell office:value-type="float" office:value="42465" table:style-name="ce8">
            <text:p>42.465</text:p>
          </table:table-cell>
          <table:table-cell office:value-type="float" office:value="43531" table:style-name="ce8">
            <text:p>43.531</text:p>
          </table:table-cell>
          <table:table-cell office:value-type="percentage" office:value="1.0251030260214293" table:style-name="ce12">
            <text:p>102,5%</text:p>
          </table:table-cell>
          <table:table-cell office:value-type="float" office:value="2945" table:style-name="ce8">
            <text:p>2.945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44195" table:style-name="ce8">
            <text:p>44.195</text:p>
          </table:table-cell>
          <table:table-cell office:value-type="float" office:value="1200" table:style-name="ce8">
            <text:p>1.200</text:p>
          </table:table-cell>
          <table:table-cell office:value-type="float" office:value="45395" table:style-name="ce8">
            <text:p>45.395</text:p>
          </table:table-cell>
          <table:table-cell office:value-type="float" office:value="44087" table:style-name="ce8">
            <text:p>44.087</text:p>
          </table:table-cell>
          <table:table-cell office:value-type="percentage" office:value="0.97118625399273051" table:style-name="ce12">
            <text:p>97,1%</text:p>
          </table:table-cell>
          <table:table-cell office:value-type="float" office:value="10694" table:style-name="ce8">
            <text:p>10.694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22590" table:style-name="ce8">
            <text:p>22.590</text:p>
          </table:table-cell>
          <table:table-cell office:value-type="float" office:value="600" table:style-name="ce8">
            <text:p>600</text:p>
          </table:table-cell>
          <table:table-cell office:value-type="float" office:value="23190" table:style-name="ce8">
            <text:p>23.190</text:p>
          </table:table-cell>
          <table:table-cell office:value-type="float" office:value="22372" table:style-name="ce8">
            <text:p>22.372</text:p>
          </table:table-cell>
          <table:table-cell office:value-type="percentage" office:value="0.96472617507546354" table:style-name="ce12">
            <text:p>96,5%</text:p>
          </table:table-cell>
          <table:table-cell office:value-type="float" office:value="2879" table:style-name="ce8">
            <text:p>2.879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46185" table:style-name="ce8">
            <text:p>46.185</text:p>
          </table:table-cell>
          <table:table-cell office:value-type="float" office:value="1300" table:style-name="ce8">
            <text:p>1.300</text:p>
          </table:table-cell>
          <table:table-cell office:value-type="float" office:value="47485" table:style-name="ce8">
            <text:p>47.485</text:p>
          </table:table-cell>
          <table:table-cell office:value-type="float" office:value="52768" table:style-name="ce8">
            <text:p>52.768</text:p>
          </table:table-cell>
          <table:table-cell office:value-type="percentage" office:value="1.1112561861640518" table:style-name="ce12">
            <text:p>111,1%</text:p>
          </table:table-cell>
          <table:table-cell office:value-type="float" office:value="5149" table:style-name="ce8">
            <text:p>5.149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20625" table:style-name="ce8">
            <text:p>20.625</text:p>
          </table:table-cell>
          <table:table-cell office:value-type="float" office:value="500" table:style-name="ce8">
            <text:p>500</text:p>
          </table:table-cell>
          <table:table-cell office:value-type="float" office:value="21125" table:style-name="ce8">
            <text:p>21.125</text:p>
          </table:table-cell>
          <table:table-cell office:value-type="float" office:value="20743" table:style-name="ce8">
            <text:p>20.743</text:p>
          </table:table-cell>
          <table:table-cell office:value-type="percentage" office:value="0.98191715976331362" table:style-name="ce12">
            <text:p>98,2%</text:p>
          </table:table-cell>
          <table:table-cell office:value-type="float" office:value="300" table:style-name="ce8">
            <text:p>300</text:p>
          </table:table-cell>
          <table:table-cell office:value-type="date" office:date-value="2021-01-23T00:00:00" table:style-name="ce15">
            <text:p>23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93315" table:style-name="ce8">
            <text:p>93.315</text:p>
          </table:table-cell>
          <table:table-cell office:value-type="float" office:value="2500" table:style-name="ce8">
            <text:p>2.500</text:p>
          </table:table-cell>
          <table:table-cell office:value-type="float" office:value="95815" table:style-name="ce8">
            <text:p>95.815</text:p>
          </table:table-cell>
          <table:table-cell office:value-type="float" office:value="99536" table:style-name="ce8">
            <text:p>99.536</text:p>
          </table:table-cell>
          <table:table-cell office:value-type="percentage" office:value="1.0388352554401712" table:style-name="ce12">
            <text:p>103,9%</text:p>
          </table:table-cell>
          <table:table-cell office:value-type="float" office:value="13245" table:style-name="ce8">
            <text:p>13.245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61875" table:style-name="ce8">
            <text:p>61.875</text:p>
          </table:table-cell>
          <table:table-cell office:value-type="float" office:value="1700" table:style-name="ce8">
            <text:p>1.700</text:p>
          </table:table-cell>
          <table:table-cell office:value-type="float" office:value="63575" table:style-name="ce8">
            <text:p>63.575</text:p>
          </table:table-cell>
          <table:table-cell office:value-type="float" office:value="64349" table:style-name="ce8">
            <text:p>64.349</text:p>
          </table:table-cell>
          <table:table-cell office:value-type="percentage" office:value="1.0121745969327567" table:style-name="ce12">
            <text:p>101,2%</text:p>
          </table:table-cell>
          <table:table-cell office:value-type="float" office:value="3623" table:style-name="ce8">
            <text:p>3.623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211220" table:style-name="ce8">
            <text:p>211.220</text:p>
          </table:table-cell>
          <table:table-cell office:value-type="float" office:value="5800" table:style-name="ce8">
            <text:p>5.800</text:p>
          </table:table-cell>
          <table:table-cell office:value-type="float" office:value="217020" table:style-name="ce8">
            <text:p>217.020</text:p>
          </table:table-cell>
          <table:table-cell office:value-type="float" office:value="182713" table:style-name="ce8">
            <text:p>182.713</text:p>
          </table:table-cell>
          <table:table-cell office:value-type="percentage" office:value="0.84191779559487601" table:style-name="ce12">
            <text:p>84,2%</text:p>
          </table:table-cell>
          <table:table-cell office:value-type="float" office:value="9620" table:style-name="ce8">
            <text:p>9.620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109000" table:style-name="ce8">
            <text:p>109.000</text:p>
          </table:table-cell>
          <table:table-cell office:value-type="float" office:value="2900" table:style-name="ce8">
            <text:p>2.900</text:p>
          </table:table-cell>
          <table:table-cell office:value-type="float" office:value="111900" table:style-name="ce8">
            <text:p>111.900</text:p>
          </table:table-cell>
          <table:table-cell office:value-type="float" office:value="105490" table:style-name="ce8">
            <text:p>105.490</text:p>
          </table:table-cell>
          <table:table-cell office:value-type="percentage" office:value="0.94271671134941915" table:style-name="ce12">
            <text:p>94,3%</text:p>
          </table:table-cell>
          <table:table-cell office:value-type="float" office:value="5393" table:style-name="ce8">
            <text:p>5.393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39275" table:style-name="ce8">
            <text:p>39.275</text:p>
          </table:table-cell>
          <table:table-cell office:value-type="float" office:value="1000" table:style-name="ce8">
            <text:p>1.000</text:p>
          </table:table-cell>
          <table:table-cell office:value-type="float" office:value="40275" table:style-name="ce8">
            <text:p>40.275</text:p>
          </table:table-cell>
          <table:table-cell office:value-type="float" office:value="35441" table:style-name="ce8">
            <text:p>35.441</text:p>
          </table:table-cell>
          <table:table-cell office:value-type="percentage" office:value="0.87997517070142772" table:style-name="ce12">
            <text:p>88,0%</text:p>
          </table:table-cell>
          <table:table-cell office:value-type="float" office:value="1721" table:style-name="ce8">
            <text:p>1.721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66805" table:style-name="ce8">
            <text:p>66.805</text:p>
          </table:table-cell>
          <table:table-cell office:value-type="float" office:value="1800" table:style-name="ce8">
            <text:p>1.800</text:p>
          </table:table-cell>
          <table:table-cell office:value-type="float" office:value="68605" table:style-name="ce8">
            <text:p>68.605</text:p>
          </table:table-cell>
          <table:table-cell office:value-type="float" office:value="70384" table:style-name="ce8">
            <text:p>70.384</text:p>
          </table:table-cell>
          <table:table-cell office:value-type="percentage" office:value="1.0259310545878579" table:style-name="ce12">
            <text:p>102,6%</text:p>
          </table:table-cell>
          <table:table-cell office:value-type="float" office:value="12042" table:style-name="ce8">
            <text:p>12.042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1765" table:style-name="ce8">
            <text:p>11.765</text:p>
          </table:table-cell>
          <table:table-cell office:value-type="float" office:value="200" table:style-name="ce8">
            <text:p>200</text:p>
          </table:table-cell>
          <table:table-cell office:value-type="float" office:value="11965" table:style-name="ce8">
            <text:p>11.965</text:p>
          </table:table-cell>
          <table:table-cell office:value-type="float" office:value="9387" table:style-name="ce8">
            <text:p>9.387</text:p>
          </table:table-cell>
          <table:table-cell office:value-type="percentage" office:value="0.78453823652319266" table:style-name="ce12">
            <text:p>78,5%</text:p>
          </table:table-cell>
          <table:table-cell office:value-type="float" office:value="455" table:style-name="ce8">
            <text:p>455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171915" table:style-name="ce8">
            <text:p>171.915</text:p>
          </table:table-cell>
          <table:table-cell office:value-type="float" office:value="4700" table:style-name="ce8">
            <text:p>4.700</text:p>
          </table:table-cell>
          <table:table-cell office:value-type="float" office:value="176615" table:style-name="ce8">
            <text:p>176.615</text:p>
          </table:table-cell>
          <table:table-cell office:value-type="float" office:value="169501" table:style-name="ce8">
            <text:p>169.501</text:p>
          </table:table-cell>
          <table:table-cell office:value-type="percentage" office:value="0.95972029555813487" table:style-name="ce12">
            <text:p>96,0%</text:p>
          </table:table-cell>
          <table:table-cell office:value-type="float" office:value="4073" table:style-name="ce8">
            <text:p>4.073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45185" table:style-name="ce8">
            <text:p>45.185</text:p>
          </table:table-cell>
          <table:table-cell office:value-type="float" office:value="1200" table:style-name="ce8">
            <text:p>1.200</text:p>
          </table:table-cell>
          <table:table-cell office:value-type="float" office:value="46385" table:style-name="ce8">
            <text:p>46.385</text:p>
          </table:table-cell>
          <table:table-cell office:value-type="float" office:value="48652" table:style-name="ce8">
            <text:p>48.652</text:p>
          </table:table-cell>
          <table:table-cell office:value-type="percentage" office:value="1.0488735582623694" table:style-name="ce12">
            <text:p>104,9%</text:p>
          </table:table-cell>
          <table:table-cell office:value-type="float" office:value="5829" table:style-name="ce8">
            <text:p>5.829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20625" table:style-name="ce8">
            <text:p>20.625</text:p>
          </table:table-cell>
          <table:table-cell office:value-type="float" office:value="500" table:style-name="ce8">
            <text:p>500</text:p>
          </table:table-cell>
          <table:table-cell office:value-type="float" office:value="21125" table:style-name="ce8">
            <text:p>21.125</text:p>
          </table:table-cell>
          <table:table-cell office:value-type="float" office:value="18703" table:style-name="ce8">
            <text:p>18.703</text:p>
          </table:table-cell>
          <table:table-cell office:value-type="percentage" office:value="0.88534911242603553" table:style-name="ce12">
            <text:p>88,5%</text:p>
          </table:table-cell>
          <table:table-cell office:value-type="float" office:value="1757" table:style-name="ce8">
            <text:p>1.757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55980" table:style-name="ce8">
            <text:p>55.980</text:p>
          </table:table-cell>
          <table:table-cell office:value-type="float" office:value="1400" table:style-name="ce8">
            <text:p>1.400</text:p>
          </table:table-cell>
          <table:table-cell office:value-type="float" office:value="57380" table:style-name="ce8">
            <text:p>57.380</text:p>
          </table:table-cell>
          <table:table-cell office:value-type="float" office:value="48927" table:style-name="ce8">
            <text:p>48.927</text:p>
          </table:table-cell>
          <table:table-cell office:value-type="percentage" office:value="0.85268386197281287" table:style-name="ce12">
            <text:p>85,3%</text:p>
          </table:table-cell>
          <table:table-cell office:value-type="float" office:value="5159" table:style-name="ce8">
            <text:p>5.159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1829" table:style-name="ce8">
            <text:p>1.829</text:p>
          </table:table-cell>
          <table:table-cell office:value-type="percentage" office:value="0.83899082568807337" table:style-name="ce12">
            <text:p>83,9%</text:p>
          </table:table-cell>
          <table:table-cell office:value-type="float" office:value="503" table:style-name="ce8">
            <text:p>503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1631" table:style-name="ce8">
            <text:p>1.631</text:p>
          </table:table-cell>
          <table:table-cell office:value-type="percentage" office:value="0.74816513761467895" table:style-name="ce12">
            <text:p>74,8%</text:p>
          </table:table-cell>
          <table:table-cell office:value-type="float" office:value="332" table:style-name="ce8">
            <text:p>332</text:p>
          </table:table-cell>
          <table:table-cell office:value-type="date" office:date-value="2021-01-25T00:00:00" table:style-name="ce16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1310400" table:style-name="ce10">
            <text:p>1.310.400</text:p>
          </table:table-cell>
          <table:table-cell office:value-type="float" office:value="35700" table:style-name="ce10">
            <text:p>35.700</text:p>
          </table:table-cell>
          <table:table-cell office:value-type="float" office:value="1346100" table:style-name="ce10">
            <text:p>1.346.100</text:p>
          </table:table-cell>
          <table:table-cell office:value-type="float" office:value="1291216" table:style-name="ce10">
            <text:p>1.291.216</text:p>
          </table:table-cell>
          <table:table-cell office:value-type="percentage" office:value="0.95922739766733522" table:style-name="ce13">
            <text:p>95,9%</text:p>
          </table:table-cell>
          <table:table-cell office:value-type="float" office:value="123697" table:style-name="ce10">
            <text:p>123.697</text:p>
          </table:table-cell>
          <table:table-cell table:number-columns-repeated="16377" table:style-name="ce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1-26T15:16:08Z</dc:date>
  </office:meta>
</office:document-meta>
</file>